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4.336cm"/>
    </style:style>
    <style:style style:name="Таблица1.B" style:family="table-column">
      <style:table-column-properties style:column-width="12.65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6.696cm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3" style:family="paragraph" style:parent-style-name="Text_20_body">
      <style:text-properties fo:background-color="#ffff99"/>
    </style:style>
    <style:style style:name="P4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Text_20_body">
      <style:paragraph-properties fo:margin-top="0cm" fo:margin-bottom="0.212cm" style:contextual-spacing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8" style:family="paragraph" style:parent-style-name="Text_20_body">
      <style:paragraph-properties fo:margin-top="0cm" fo:margin-bottom="0.212cm" style:contextual-spacing="false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9" style:family="paragraph" style:parent-style-name="Text_20_body">
      <style:paragraph-properties fo:margin-top="0cm" fo:margin-bottom="0.212cm" style:contextual-spacing="false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12" style:family="paragraph" style:parent-style-name="Text_20_body">
      <style:text-properties fo:background-color="#ffff99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style:text-properties style:font-name="F" fo:font-size="12pt"/>
    </style:style>
    <style:style style:name="T1" style:family="text">
      <style:text-properties fo:language="ru" fo:country="RU"/>
    </style:style>
    <style:style style:name="T2" style:family="text">
      <style:text-properties fo:background-color="#ffff99" loext:char-shading-value="0"/>
    </style:style>
    <style:style style:name="T3" style:family="text">
      <style:text-properties style:use-window-font-color="true" loext:opacity="0%" style:text-outline="false" style:text-line-through-style="none" style:text-line-through-typ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6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0pt" fo:language="ru" fo:country="RU" style:language-asian="zh" style:country-asian="CN" style:language-complex="hi" style:country-complex="IN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0% 100%" style:font-name="Segoe UI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Segoe UI" fo:font-size="10pt" fo:language="ru" fo:country="RU" style:language-asian="zh" style:country-asian="CN" style:language-complex="hi" style:country-complex="IN"/>
    </style:style>
  </office:automatic-styles>
  <office:body>
    <office:text text:use-soft-page-breaks="true">
      <text:tracked-changes>
        <text:changed-region xml:id="ct2291990243696" text:id="ct2291990243696">
          <text:insertion>
            <office:change-info>
              <dc:creator>&lt;анонимный&gt;</dc:creator>
              <dc:date>2024-06-08T21:48:00</dc:date>
            </office:change-info>
          </text:insertion>
        </text:changed-region>
        <text:changed-region xml:id="ct2292084658688" text:id="ct2292084658688">
          <text:insertion>
            <office:change-info>
              <dc:creator>Тарас</dc:creator>
              <dc:date>2024-06-08T23:27:37</dc:date>
              <text:p>Добавлен комментарий</text:p>
            </office:change-info>
          </text:insertion>
        </text:changed-region>
        <text:changed-region xml:id="ct2291990256944" text:id="ct2291990256944">
          <text:deletion>
            <office:change-info>
              <dc:creator>Тарас</dc:creator>
              <dc:date>2024-06-08T18:18:34</dc:date>
            </office:change-info>
            <text:p text:style-name="P1">«</text:p>
          </text:deletion>
        </text:changed-region>
        <text:changed-region xml:id="ct2291990245424" text:id="ct2291990245424">
          <text:deletion>
            <office:change-info>
              <dc:creator>Тарас</dc:creator>
              <dc:date>2024-06-08T18:18:33</dc:date>
            </office:change-info>
            <text:p text:style-name="P1">»</text:p>
          </text:deletion>
        </text:changed-region>
        <text:changed-region xml:id="ct2291990259248" text:id="ct2291990259248">
          <text:insertion>
            <office:change-info>
              <dc:creator>Тарас</dc:creator>
              <dc:date>2024-06-07T14:37:24</dc:date>
            </office:change-info>
          </text:insertion>
        </text:changed-region>
        <text:changed-region xml:id="ct2291990257232" text:id="ct2291990257232">
          <text:deletion>
            <office:change-info>
              <dc:creator>Тарас</dc:creator>
              <dc:date>2024-06-07T14:37:23</dc:date>
            </office:change-info>
            <text:p text:style-name="P1">л</text:p>
          </text:deletion>
        </text:changed-region>
        <text:changed-region xml:id="ct2291990251760" text:id="ct2291990251760">
          <text:deletion>
            <office:change-info>
              <dc:creator>Тарас</dc:creator>
              <dc:date>2024-06-07T14:39:23</dc:date>
            </office:change-info>
            <text:p text:style-name="Text_20_body"><text:span text:style-name="T1">Резкар</text:span></text:p>
          </text:deletion>
        </text:changed-region>
        <text:changed-region xml:id="ct2291990249168" text:id="ct2291990249168">
          <text:insertion>
            <office:change-info>
              <dc:creator>Тарас</dc:creator>
              <dc:date>2024-06-07T14:39:23</dc:date>
            </office:change-info>
          </text:insertion>
        </text:changed-region>
        <text:changed-region xml:id="ct2291990254352" text:id="ct2291990254352">
          <text:deletion>
            <office:change-info>
              <dc:creator>Тарас</dc:creator>
              <dc:date>2024-06-07T19:29:10</dc:date>
            </office:change-info>
            <text:p text:style-name="Text_20_body"><text:span text:style-name="T1">воинов</text:span></text:p>
          </text:deletion>
        </text:changed-region>
        <text:changed-region xml:id="ct2291990257520" text:id="ct2291990257520">
          <text:deletion>
            <office:change-info>
              <dc:creator>Тарас</dc:creator>
              <dc:date>2024-06-07T19:29:51</dc:date>
            </office:change-info>
            <text:p text:style-name="Text_20_body"><text:span text:style-name="T1">стремительно</text:span></text:p>
          </text:deletion>
        </text:changed-region>
        <text:changed-region xml:id="ct2291990260112" text:id="ct2291990260112">
          <text:insertion>
            <office:change-info>
              <dc:creator>Тарас</dc:creator>
              <dc:date>2024-06-07T19:29:53</dc:date>
            </office:change-info>
          </text:insertion>
        </text:changed-region>
        <text:changed-region xml:id="ct2291990254928" text:id="ct2291990254928">
          <text:deletion>
            <office:change-info>
              <dc:creator>Тарас</dc:creator>
              <dc:date>2024-06-07T19:30:47</dc:date>
            </office:change-info>
            <text:p text:style-name="Text_20_body"><text:span text:style-name="T1">и всех</text:span></text:p>
          </text:deletion>
        </text:changed-region>
        <text:changed-region xml:id="ct2291990252336" text:id="ct2291990252336">
          <text:deletion>
            <office:change-info>
              <dc:creator>Тарас</dc:creator>
              <dc:date>2024-06-08T14:20:44</dc:date>
            </office:change-info>
            <text:p text:style-name="Text_20_body"><text:span text:style-name="T1"><text:s/></text:span></text:p>
          </text:deletion>
        </text:changed-region>
        <text:changed-region xml:id="ct2291990246864" text:id="ct2291990246864">
          <text:deletion>
            <office:change-info>
              <dc:creator>Тарас</dc:creator>
              <dc:date>2024-06-07T19:31:15</dc:date>
            </office:change-info>
            <text:p text:style-name="Text_20_body"><text:span text:style-name="T1">А </text:span></text:p>
          </text:deletion>
        </text:changed-region>
        <text:changed-region xml:id="ct2291990252624" text:id="ct2291990252624">
          <text:deletion>
            <office:change-info>
              <dc:creator>Тарас</dc:creator>
              <dc:date>2024-06-08T14:10:46</dc:date>
            </office:change-info>
            <text:p text:style-name="Text_20_body"><text:span text:style-name="T1"><text:s/>было</text:span></text:p>
          </text:deletion>
        </text:changed-region>
        <text:changed-region xml:id="ct2291990252912" text:id="ct2291990252912">
          <text:insertion>
            <office:change-info>
              <dc:creator>Тарас</dc:creator>
              <dc:date>2024-06-08T14:10:49</dc:date>
            </office:change-info>
          </text:insertion>
        </text:changed-region>
        <text:changed-region xml:id="ct2291990253776" text:id="ct2291990253776">
          <text:format-change>
            <office:change-info>
              <dc:creator>Тарас</dc:creator>
              <dc:date>2024-06-08T14:10:53</dc:date>
            </office:change-info>
          </text:format-change>
        </text:changed-region>
        <text:changed-region xml:id="ct2291990259824" text:id="ct2291990259824">
          <text:insertion>
            <office:change-info>
              <dc:creator>Тарас</dc:creator>
              <dc:date>2024-06-08T14:10:53</dc:date>
            </office:change-info>
          </text:insertion>
        </text:changed-region>
        <text:changed-region xml:id="ct2291990255216" text:id="ct2291990255216">
          <text:deletion>
            <office:change-info>
              <dc:creator>Тарас</dc:creator>
              <dc:date>2024-06-08T14:10:52</dc:date>
            </office:change-info>
            <text:p text:style-name="Text_20_body"><text:span text:style-name="T1">но</text:span></text:p>
          </text:deletion>
        </text:changed-region>
        <text:changed-region xml:id="ct2291990241968" text:id="ct2291990241968">
          <text:deletion>
            <office:change-info>
              <dc:creator>Тарас</dc:creator>
              <dc:date>2024-06-08T14:21:00</dc:date>
            </office:change-info>
            <text:p text:style-name="Text_20_body"><text:s/></text:p>
          </text:deletion>
        </text:changed-region>
        <text:changed-region xml:id="ct2291990257808" text:id="ct2291990257808">
          <text:deletion>
            <office:change-info>
              <dc:creator>Тарас</dc:creator>
              <dc:date>2024-06-07T19:31:51</dc:date>
            </office:change-info>
            <text:p text:style-name="Text_20_body">Не<text:span text:style-name="T1">которое время </text:span>спустя</text:p>
          </text:deletion>
        </text:changed-region>
        <text:changed-region xml:id="ct2291990258096" text:id="ct2291990258096">
          <text:insertion>
            <office:change-info>
              <dc:creator>Тарас</dc:creator>
              <dc:date>2024-06-07T19:31:56</dc:date>
            </office:change-info>
          </text:insertion>
        </text:changed-region>
        <text:changed-region xml:id="ct2291990254064" text:id="ct2291990254064">
          <text:deletion>
            <office:change-info>
              <dc:creator>Тарас</dc:creator>
              <dc:date>2024-06-07T19:32:26</dc:date>
            </office:change-info>
            <text:p text:style-name="Text_20_body"><text:span text:style-name="T1">мощными</text:span></text:p>
          </text:deletion>
        </text:changed-region>
        <text:changed-region xml:id="ct2291990242256" text:id="ct2291990242256">
          <text:insertion>
            <office:change-info>
              <dc:creator>Тарас</dc:creator>
              <dc:date>2024-06-07T19:37:04</dc:date>
            </office:change-info>
          </text:insertion>
        </text:changed-region>
        <text:changed-region xml:id="ct2291990258384" text:id="ct2291990258384">
          <text:deletion>
            <office:change-info>
              <dc:creator>Тарас</dc:creator>
              <dc:date>2024-06-07T19:33:29</dc:date>
            </office:change-info>
            <text:p text:style-name="Text_20_body"><text:span text:style-name="T1">, стремясь пробиться в залы монастыря, где скрывался вождь орды</text:span></text:p>
          </text:deletion>
        </text:changed-region>
        <text:changed-region xml:id="ct2291990242544" text:id="ct2291990242544">
          <text:insertion>
            <office:change-info>
              <dc:creator>Тарас</dc:creator>
              <dc:date>2024-06-07T19:36:20</dc:date>
            </office:change-info>
          </text:insertion>
        </text:changed-region>
        <text:changed-region xml:id="ct2291990253200" text:id="ct2291990253200">
          <text:insertion>
            <office:change-info>
              <dc:creator>Тарас</dc:creator>
              <dc:date>2024-06-07T19:37:38</dc:date>
            </office:change-info>
          </text:insertion>
        </text:changed-region>
        <text:changed-region xml:id="ct2291990246000" text:id="ct2291990246000">
          <text:insertion>
            <office:change-info>
              <dc:creator>Тарас</dc:creator>
              <dc:date>2024-06-07T19:38:39</dc:date>
            </office:change-info>
          </text:insertion>
        </text:changed-region>
        <text:changed-region xml:id="ct2291990250320" text:id="ct2291990250320">
          <text:insertion>
            <office:change-info>
              <dc:creator>Тарас</dc:creator>
              <dc:date>2024-06-07T19:48:32</dc:date>
            </office:change-info>
          </text:insertion>
        </text:changed-region>
        <text:changed-region xml:id="ct2291990246288" text:id="ct2291990246288">
          <text:insertion>
            <office:change-info>
              <dc:creator>Тарас</dc:creator>
              <dc:date>2024-06-07T19:40:08</dc:date>
            </office:change-info>
          </text:insertion>
        </text:changed-region>
        <text:changed-region xml:id="ct2291990250896" text:id="ct2291990250896">
          <text:insertion>
            <office:change-info>
              <dc:creator>Тарас</dc:creator>
              <dc:date>2024-06-07T19:41:09</dc:date>
            </office:change-info>
          </text:insertion>
        </text:changed-region>
        <text:changed-region xml:id="ct2291990246576" text:id="ct2291990246576">
          <text:deletion>
            <office:change-info>
              <dc:creator>Тарас</dc:creator>
              <dc:date>2024-06-07T19:41:30</dc:date>
            </office:change-info>
            <text:p text:style-name="P3"><text:span text:style-name="T1">бывал возле монастыря в ожидании возможности проникнуть в некогда свой дом.</text:span></text:p>
          </text:deletion>
        </text:changed-region>
        <text:changed-region xml:id="ct2291990255792" text:id="ct2291990255792">
          <text:deletion>
            <office:change-info>
              <dc:creator>Тарас</dc:creator>
              <dc:date>2024-06-07T19:39:48</dc:date>
            </office:change-info>
            <text:p text:style-name="P3"><text:span text:style-name="T1">и</text:span></text:p>
          </text:deletion>
        </text:changed-region>
        <text:changed-region xml:id="ct2291990256080" text:id="ct2291990256080">
          <text:deletion>
            <office:change-info>
              <dc:creator>Тарас</dc:creator>
              <dc:date>2024-06-07T19:41:30</dc:date>
            </office:change-info>
            <text:p text:style-name="P3"><text:span text:style-name="T1">Тем временем отряд монахов во главе с Шолохом уже несколько дней пр</text:span></text:p>
          </text:deletion>
        </text:changed-region>
        <text:changed-region xml:id="ct2291990244272" text:id="ct2291990244272">
          <text:insertion>
            <office:change-info>
              <dc:creator>Тарас</dc:creator>
              <dc:date>2024-06-08T14:12:37</dc:date>
            </office:change-info>
          </text:insertion>
        </text:changed-region>
        <text:changed-region xml:id="ct2291990259536" text:id="ct2291990259536">
          <text:insertion>
            <office:change-info>
              <dc:creator>Тарас</dc:creator>
              <dc:date>2024-06-07T19:49:29</dc:date>
            </office:change-info>
          </text:insertion>
        </text:changed-region>
        <text:changed-region xml:id="ct2291990242832" text:id="ct2291990242832">
          <text:insertion>
            <office:change-info>
              <dc:creator>Тарас</dc:creator>
              <dc:date>2024-06-07T19:44:10</dc:date>
            </office:change-info>
          </text:insertion>
        </text:changed-region>
        <text:changed-region xml:id="ct2291990243120" text:id="ct2291990243120">
          <text:deletion>
            <office:change-info>
              <dc:creator>Тарас</dc:creator>
              <dc:date>2024-06-07T19:45:52</dc:date>
            </office:change-info>
            <text:p text:style-name="P3"><text:span text:style-name="T1">В</text:span></text:p>
          </text:deletion>
        </text:changed-region>
        <text:changed-region xml:id="ct2291990243408" text:id="ct2291990243408">
          <text:insertion>
            <office:change-info>
              <dc:creator>Тарас</dc:creator>
              <dc:date>2024-06-07T19:45:57</dc:date>
            </office:change-info>
          </text:insertion>
        </text:changed-region>
        <text:changed-region xml:id="ct2291990247152" text:id="ct2291990247152">
          <text:insertion>
            <office:change-info>
              <dc:creator>Тарас</dc:creator>
              <dc:date>2024-06-07T19:46:02</dc:date>
            </office:change-info>
          </text:insertion>
        </text:changed-region>
        <text:changed-region xml:id="ct2291990247440" text:id="ct2291990247440">
          <text:deletion>
            <office:change-info>
              <dc:creator>Тарас</dc:creator>
              <dc:date>2024-06-07T20:22:04</dc:date>
            </office:change-info>
            <text:p text:style-name="P3"><text:span text:style-name="T1"><text:s/></text:span></text:p>
          </text:deletion>
        </text:changed-region>
        <text:changed-region xml:id="ct2291990247728" text:id="ct2291990247728">
          <text:deletion>
            <office:change-info>
              <dc:creator>Тарас</dc:creator>
              <dc:date>2024-06-07T19:46:01</dc:date>
            </office:change-info>
            <text:p text:style-name="P3"><text:span text:style-name="T1">вшись</text:span></text:p>
          </text:deletion>
        </text:changed-region>
        <text:changed-region xml:id="ct2291990248016" text:id="ct2291990248016">
          <text:insertion>
            <office:change-info>
              <dc:creator>Тарас</dc:creator>
              <dc:date>2024-06-07T19:46:08</dc:date>
            </office:change-info>
          </text:insertion>
        </text:changed-region>
        <text:changed-region xml:id="ct2291990248304" text:id="ct2291990248304">
          <text:deletion>
            <office:change-info>
              <dc:creator>Тарас</dc:creator>
              <dc:date>2024-06-07T19:47:08</dc:date>
            </office:change-info>
            <text:p text:style-name="P3"><text:span text:style-name="T1">тем</text:span></text:p>
          </text:deletion>
        </text:changed-region>
        <text:changed-region xml:id="ct2291990263568" text:id="ct2291990263568">
          <text:insertion>
            <office:change-info>
              <dc:creator>Тарас</dc:creator>
              <dc:date>2024-06-07T19:47:09</dc:date>
            </office:change-info>
          </text:insertion>
        </text:changed-region>
        <text:changed-region xml:id="ct2291990266448" text:id="ct2291990266448">
          <text:insertion>
            <office:change-info>
              <dc:creator>Тарас</dc:creator>
              <dc:date>2024-06-07T20:22:12</dc:date>
            </office:change-info>
          </text:insertion>
        </text:changed-region>
        <text:changed-region xml:id="ct2291990263280" text:id="ct2291990263280">
          <text:deletion>
            <office:change-info>
              <dc:creator>Тарас</dc:creator>
              <dc:date>2024-06-07T19:47:15</dc:date>
            </office:change-info>
            <text:p text:style-name="P3"><text:span text:style-name="T1">что</text:span></text:p>
          </text:deletion>
        </text:changed-region>
        <text:changed-region xml:id="ct2291990274512" text:id="ct2291990274512">
          <text:insertion>
            <office:change-info>
              <dc:creator>Тарас</dc:creator>
              <dc:date>2024-06-07T19:47:17</dc:date>
            </office:change-info>
          </text:insertion>
        </text:changed-region>
        <text:changed-region xml:id="ct2291990275376" text:id="ct2291990275376">
          <text:insertion>
            <office:change-info>
              <dc:creator>Тарас</dc:creator>
              <dc:date>2024-06-07T19:46:35</dc:date>
            </office:change-info>
          </text:insertion>
        </text:changed-region>
        <text:changed-region xml:id="ct2291990267024" text:id="ct2291990267024">
          <text:insertion>
            <office:change-info>
              <dc:creator>Тарас</dc:creator>
              <dc:date>2024-06-08T14:14:49</dc:date>
            </office:change-info>
          </text:insertion>
        </text:changed-region>
        <text:changed-region xml:id="ct2291990267312" text:id="ct2291990267312">
          <text:deletion>
            <office:change-info>
              <dc:creator>Тарас</dc:creator>
              <dc:date>2024-06-08T14:14:33</dc:date>
            </office:change-info>
            <text:p text:style-name="P3"><text:span text:style-name="T1">.</text:span></text:p>
          </text:deletion>
        </text:changed-region>
        <text:changed-region xml:id="ct2291990261840" text:id="ct2291990261840">
          <text:deletion>
            <office:change-info>
              <dc:creator>Тарас</dc:creator>
              <dc:date>2024-06-07T19:46:32</dc:date>
            </office:change-info>
            <text:p text:style-name="P3"><text:span text:style-name="T1">, монахи решили действовать</text:span></text:p>
          </text:deletion>
        </text:changed-region>
        <text:changed-region xml:id="ct2291990264144" text:id="ct2291990264144">
          <text:deletion>
            <office:change-info>
              <dc:creator>Тарас</dc:creator>
              <dc:date>2024-06-07T19:59:31</dc:date>
            </office:change-info>
            <text:p text:style-name="Text_20_body"/>
            <text:p text:style-name="Text_20_body"/>
          </text:deletion>
        </text:changed-region>
        <text:changed-region xml:id="ct2291990278544" text:id="ct2291990278544">
          <text:insertion>
            <office:change-info>
              <dc:creator>Тарас</dc:creator>
              <dc:date>2024-06-07T20:23:34</dc:date>
            </office:change-info>
          </text:insertion>
        </text:changed-region>
        <text:changed-region xml:id="ct2291990277968" text:id="ct2291990277968">
          <text:insertion>
            <office:change-info>
              <dc:creator>Тарас</dc:creator>
              <dc:date>2024-06-07T20:16:03</dc:date>
            </office:change-info>
          </text:insertion>
        </text:changed-region>
        <text:changed-region xml:id="ct2291990262128" text:id="ct2291990262128">
          <text:deletion>
            <office:change-info>
              <dc:creator>Тарас</dc:creator>
              <dc:date>2024-06-07T20:15:48</dc:date>
            </office:change-info>
            <text:p text:style-name="P2">не смог организовать оборону и </text:p>
          </text:deletion>
        </text:changed-region>
        <text:changed-region xml:id="ct2291990269904" text:id="ct2291990269904">
          <text:deletion>
            <office:change-info>
              <dc:creator>Тарас</dc:creator>
              <dc:date>2024-06-07T19:54:04</dc:date>
            </office:change-info>
            <text:p text:style-name="P2">огромному</text:p>
          </text:deletion>
        </text:changed-region>
        <text:changed-region xml:id="ct2291990266736" text:id="ct2291990266736">
          <text:insertion>
            <office:change-info>
              <dc:creator>Тарас</dc:creator>
              <dc:date>2024-06-07T19:56:11</dc:date>
            </office:change-info>
          </text:insertion>
        </text:changed-region>
        <text:changed-region xml:id="ct2291990264432" text:id="ct2291990264432">
          <text:deletion>
            <office:change-info>
              <dc:creator>Тарас</dc:creator>
              <dc:date>2024-06-07T19:55:55</dc:date>
            </office:change-info>
            <text:p text:style-name="P2"><text:s/>звуки боя не утихли, </text:p>
          </text:deletion>
        </text:changed-region>
        <text:changed-region xml:id="ct2291990276528" text:id="ct2291990276528">
          <text:insertion>
            <office:change-info>
              <dc:creator>Тарас</dc:creator>
              <dc:date>2024-06-08T18:21:36</dc:date>
            </office:change-info>
          </text:insertion>
        </text:changed-region>
        <text:changed-region xml:id="ct2291990278256" text:id="ct2291990278256">
          <text:insertion>
            <office:change-info>
              <dc:creator>Тарас</dc:creator>
              <dc:date>2024-06-07T19:54:40</dc:date>
            </office:change-info>
          </text:insertion>
        </text:changed-region>
        <text:changed-region xml:id="ct2291990274800" text:id="ct2291990274800">
          <text:deletion>
            <office:change-info>
              <dc:creator>Тарас</dc:creator>
              <dc:date>2024-06-07T19:54:33</dc:date>
            </office:change-info>
            <text:p text:style-name="P2"><text:s/></text:p>
          </text:deletion>
        </text:changed-region>
        <text:changed-region xml:id="ct2291990274224" text:id="ct2291990274224">
          <text:deletion>
            <office:change-info>
              <dc:creator>Тарас</dc:creator>
              <dc:date>2024-06-07T19:56:16</dc:date>
            </office:change-info>
            <text:p text:style-name="P2">уже</text:p>
          </text:deletion>
        </text:changed-region>
        <text:changed-region xml:id="ct2291990273936" text:id="ct2291990273936">
          <text:insertion>
            <office:change-info>
              <dc:creator>Тарас</dc:creator>
              <dc:date>2024-06-07T19:56:18</dc:date>
            </office:change-info>
          </text:insertion>
        </text:changed-region>
        <text:changed-region xml:id="ct2291990275088" text:id="ct2291990275088">
          <text:deletion>
            <office:change-info>
              <dc:creator>Тарас</dc:creator>
              <dc:date>2024-06-07T20:04:00</dc:date>
            </office:change-info>
            <text:p text:style-name="P2">монастыря</text:p>
          </text:deletion>
        </text:changed-region>
        <text:changed-region xml:id="ct2291990261264" text:id="ct2291990261264">
          <text:insertion>
            <office:change-info>
              <dc:creator>Тарас</dc:creator>
              <dc:date>2024-06-07T20:04:00</dc:date>
            </office:change-info>
          </text:insertion>
        </text:changed-region>
        <text:changed-region xml:id="ct2291990272496" text:id="ct2291990272496">
          <text:deletion>
            <office:change-info>
              <dc:creator>Тарас</dc:creator>
              <dc:date>2024-06-07T20:03:16</dc:date>
            </office:change-info>
            <text:p text:style-name="P2">Распахнув ставни входных врат</text:p>
          </text:deletion>
        </text:changed-region>
        <text:changed-region xml:id="ct2291990263856" text:id="ct2291990263856">
          <text:insertion>
            <office:change-info>
              <dc:creator>Тарас</dc:creator>
              <dc:date>2024-06-07T20:04:55</dc:date>
              <text:p>Добавлен комментарий</text:p>
              <text:p/>
              <text:p/>
              <text:p/>
            </office:change-info>
          </text:insertion>
        </text:changed-region>
        <text:changed-region xml:id="ct2291990275664" text:id="ct2291990275664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291977988816" text:id="ct2291977988816">
          <text:insertion>
            <office:change-info>
              <dc:creator>Тарас</dc:creator>
              <dc:date>2024-06-08T23:36:24</dc:date>
              <text:p>Добавлен комментарий</text:p>
            </office:change-info>
          </text:insertion>
        </text:changed-region>
        <text:changed-region xml:id="ct2291990270192" text:id="ct2291990270192">
          <text:insertion>
            <office:change-info>
              <dc:creator>Тарас</dc:creator>
              <dc:date>2024-06-07T20:03:18</dc:date>
            </office:change-info>
          </text:insertion>
        </text:changed-region>
        <text:changed-region xml:id="ct2291990276240" text:id="ct2291990276240">
          <text:deletion>
            <office:change-info>
              <dc:creator>Тарас</dc:creator>
              <dc:date>2024-06-07T20:02:02</dc:date>
            </office:change-info>
            <text:p text:style-name="P2">узрели</text:p>
          </text:deletion>
        </text:changed-region>
        <text:changed-region xml:id="ct2291990264720" text:id="ct2291990264720">
          <text:insertion>
            <office:change-info>
              <dc:creator>Тарас</dc:creator>
              <dc:date>2024-06-07T20:02:03</dc:date>
            </office:change-info>
          </text:insertion>
        </text:changed-region>
        <text:changed-region xml:id="ct2291990275952" text:id="ct2291990275952">
          <text:deletion>
            <office:change-info>
              <dc:creator>Тарас</dc:creator>
              <dc:date>2024-06-07T20:24:09</dc:date>
            </office:change-info>
            <text:p text:style-name="P2">множество </text:p>
          </text:deletion>
        </text:changed-region>
        <text:changed-region xml:id="ct2291990270480" text:id="ct2291990270480">
          <text:deletion>
            <office:change-info>
              <dc:creator>Тарас</dc:creator>
              <dc:date>2024-06-07T20:13:44</dc:date>
            </office:change-info>
            <text:p text:style-name="P2">, среди которых были </text:p>
          </text:deletion>
        </text:changed-region>
        <text:changed-region xml:id="ct2291990273648" text:id="ct2291990273648">
          <text:insertion>
            <office:change-info>
              <dc:creator>Тарас</dc:creator>
              <dc:date>2024-06-07T20:24:14</dc:date>
            </office:change-info>
          </text:insertion>
        </text:changed-region>
        <text:changed-region xml:id="ct2291990272208" text:id="ct2291990272208">
          <text:deletion>
            <office:change-info>
              <dc:creator>Тарас</dc:creator>
              <dc:date>2024-06-08T18:20:10</dc:date>
            </office:change-info>
            <text:p text:style-name="P2"><text:s/>одеяния</text:p>
          </text:deletion>
        </text:changed-region>
        <text:changed-region xml:id="ct2291990276816" text:id="ct2291990276816">
          <text:deletion>
            <office:change-info>
              <dc:creator>Тарас</dc:creator>
              <dc:date>2024-06-07T20:13:49</dc:date>
            </office:change-info>
            <text:p text:style-name="P2">е</text:p>
          </text:deletion>
        </text:changed-region>
        <text:changed-region xml:id="ct2291990277104" text:id="ct2291990277104">
          <text:deletion>
            <office:change-info>
              <dc:creator>Тарас</dc:creator>
              <dc:date>2024-06-08T18:20:10</dc:date>
            </office:change-info>
            <text:p text:style-name="P2">серы</text:p>
          </text:deletion>
        </text:changed-region>
        <text:changed-region xml:id="ct2291990265008" text:id="ct2291990265008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291990260400" text:id="ct2291990260400">
          <text:deletion>
            <office:change-info>
              <dc:creator>Тарас</dc:creator>
              <dc:date>2024-06-07T20:05:47</dc:date>
            </office:change-info>
            <text:p text:style-name="P2">монахов, </text:p>
          </text:deletion>
        </text:changed-region>
        <text:changed-region xml:id="ct2291990267600" text:id="ct2291990267600">
          <text:insertion>
            <office:change-info>
              <dc:creator>Тарас</dc:creator>
              <dc:date>2024-06-07T20:17:29</dc:date>
            </office:change-info>
          </text:insertion>
        </text:changed-region>
        <text:changed-region xml:id="ct2291990265296" text:id="ct2291990265296">
          <text:insertion>
            <office:change-info>
              <dc:creator>Тарас</dc:creator>
              <dc:date>2024-06-07T20:17:50</dc:date>
            </office:change-info>
          </text:insertion>
        </text:changed-region>
        <text:changed-region xml:id="ct2291990268176" text:id="ct2291990268176">
          <text:insertion>
            <office:change-info>
              <dc:creator>Тарас</dc:creator>
              <dc:date>2024-06-07T20:24:49</dc:date>
            </office:change-info>
          </text:insertion>
        </text:changed-region>
        <text:changed-region xml:id="ct2291990269328" text:id="ct2291990269328">
          <text:insertion>
            <office:change-info>
              <dc:creator>Тарас</dc:creator>
              <dc:date>2024-06-07T20:24:52</dc:date>
            </office:change-info>
          </text:insertion>
        </text:changed-region>
        <text:changed-region xml:id="ct2291990265584" text:id="ct2291990265584">
          <text:deletion>
            <office:change-info>
              <dc:creator>&lt;анонимный&gt;</dc:creator>
              <dc:date>2024-06-08T23:09:00</dc:date>
            </office:change-info>
            <text:p text:style-name="P2">й</text:p>
          </text:deletion>
        </text:changed-region>
        <text:changed-region xml:id="ct2291990271632" text:id="ct2291990271632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291990271920" text:id="ct2291990271920">
          <text:deletion>
            <office:change-info>
              <dc:creator>&lt;анонимный&gt;</dc:creator>
              <dc:date>2024-06-08T23:09:00</dc:date>
            </office:change-info>
            <text:p text:style-name="P2">вещице</text:p>
          </text:deletion>
        </text:changed-region>
        <text:changed-region xml:id="ct2291990269616" text:id="ct2291990269616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291990265872" text:id="ct2291990265872">
          <text:deletion>
            <office:change-info>
              <dc:creator>Тарас</dc:creator>
              <dc:date>2024-06-07T20:06:18</dc:date>
            </office:change-info>
            <text:p text:style-name="P2">странствия</text:p>
          </text:deletion>
        </text:changed-region>
        <text:changed-region xml:id="ct2291990266160" text:id="ct2291990266160">
          <text:insertion>
            <office:change-info>
              <dc:creator>Тарас</dc:creator>
              <dc:date>2024-06-07T20:06:20</dc:date>
            </office:change-info>
          </text:insertion>
        </text:changed-region>
        <text:changed-region xml:id="ct2291990270768" text:id="ct2291990270768">
          <text:insertion>
            <office:change-info>
              <dc:creator>&lt;анонимный&gt;</dc:creator>
              <dc:date>2024-06-08T21:54:00</dc:date>
            </office:change-info>
          </text:insertion>
        </text:changed-region>
        <text:changed-region xml:id="ct2291977996304" text:id="ct2291977996304">
          <text:insertion>
            <office:change-info>
              <dc:creator>Тарас</dc:creator>
              <dc:date>2024-06-08T23:41:34</dc:date>
              <text:p>Добавлен комментарий</text:p>
            </office:change-info>
          </text:insertion>
        </text:changed-region>
        <text:changed-region xml:id="ct2291990260688" text:id="ct2291990260688">
          <text:deletion>
            <office:change-info>
              <dc:creator>Тарас</dc:creator>
              <dc:date>2024-06-08T14:18:37</dc:date>
            </office:change-info>
            <text:p text:style-name="P2">,</text:p>
          </text:deletion>
        </text:changed-region>
        <text:changed-region xml:id="ct2291990262416" text:id="ct2291990262416">
          <text:deletion>
            <office:change-info>
              <dc:creator>Тарас</dc:creator>
              <dc:date>2024-06-07T20:08:38</dc:date>
            </office:change-info>
            <text:p text:style-name="P2">после</text:p>
          </text:deletion>
        </text:changed-region>
        <text:changed-region xml:id="ct2291990277392" text:id="ct2291990277392">
          <text:deletion>
            <office:change-info>
              <dc:creator>Тарас</dc:creator>
              <dc:date>2024-06-07T20:09:50</dc:date>
            </office:change-info>
            <text:p text:style-name="P2">, </text:p>
          </text:deletion>
        </text:changed-region>
        <text:changed-region xml:id="ct2291990271056" text:id="ct2291990271056">
          <text:insertion>
            <office:change-info>
              <dc:creator>Тарас</dc:creator>
              <dc:date>2024-06-08T14:18:38</dc:date>
            </office:change-info>
          </text:insertion>
        </text:changed-region>
        <text:changed-region xml:id="ct2291990267888" text:id="ct2291990267888">
          <text:insertion>
            <office:change-info>
              <dc:creator>Тарас</dc:creator>
              <dc:date>2024-06-08T18:20:50</dc:date>
            </office:change-info>
          </text:insertion>
        </text:changed-region>
        <text:changed-region xml:id="ct2291990268464" text:id="ct2291990268464">
          <text:insertion>
            <office:change-info>
              <dc:creator>Тарас</dc:creator>
              <dc:date>2024-06-08T14:17:44</dc:date>
            </office:change-info>
          </text:insertion>
        </text:changed-region>
        <text:changed-region xml:id="ct2291990268752" text:id="ct2291990268752">
          <text:deletion>
            <office:change-info>
              <dc:creator>Тарас</dc:creator>
              <dc:date>2024-06-08T14:17:58</dc:date>
            </office:change-info>
            <text:p text:style-name="P2"><text:s/></text:p>
          </text:deletion>
        </text:changed-region>
        <text:changed-region xml:id="ct2291990269040" text:id="ct2291990269040">
          <text:deletion>
            <office:change-info>
              <dc:creator>Тарас</dc:creator>
              <dc:date>2024-06-07T20:10:17</dc:date>
            </office:change-info>
            <text:p text:style-name="P2">оглушительно взорвался</text:p>
          </text:deletion>
        </text:changed-region>
        <text:changed-region xml:id="ct2291990271344" text:id="ct2291990271344">
          <text:deletion>
            <office:change-info>
              <dc:creator>Тарас</dc:creator>
              <dc:date>2024-06-07T20:13:06</dc:date>
            </office:change-info>
            <text:p text:style-name="P2"><text:span text:style-name="T2"><text:s/>странные</text:span></text:p>
          </text:deletion>
        </text:changed-region>
        <text:changed-region xml:id="ct2291990272784" text:id="ct2291990272784">
          <text:insertion>
            <office:change-info>
              <dc:creator>Тарас</dc:creator>
              <dc:date>2024-06-08T14:25:43</dc:date>
            </office:change-info>
          </text:insertion>
        </text:changed-region>
        <text:changed-region xml:id="ct2291990273072" text:id="ct2291990273072">
          <text:deletion>
            <office:change-info>
              <dc:creator>Тарас</dc:creator>
              <dc:date>2024-06-08T14:25:42</dc:date>
            </office:change-info>
            <text:p text:style-name="P1">ого люда</text:p>
          </text:deletion>
        </text:changed-region>
        <text:changed-region xml:id="ct2291990277680" text:id="ct2291990277680">
          <text:insertion>
            <office:change-info>
              <dc:creator>Тарас</dc:creator>
              <dc:date>2024-06-08T14:25:44</dc:date>
            </office:change-info>
          </text:insertion>
        </text:changed-region>
        <text:changed-region xml:id="ct2291990273360" text:id="ct2291990273360">
          <text:insertion>
            <office:change-info>
              <dc:creator>Тарас</dc:creator>
              <dc:date>2024-06-08T14:29:15</dc:date>
            </office:change-info>
          </text:insertion>
        </text:changed-region>
        <text:changed-region xml:id="ct2291990260976" text:id="ct2291990260976">
          <text:insertion>
            <office:change-info>
              <dc:creator>Тарас</dc:creator>
              <dc:date>2024-06-08T14:34:44</dc:date>
            </office:change-info>
          </text:insertion>
        </text:changed-region>
        <text:changed-region xml:id="ct2291990261552" text:id="ct2291990261552">
          <text:deletion>
            <office:change-info>
              <dc:creator>Тарас</dc:creator>
              <dc:date>2024-06-08T14:32:55</dc:date>
            </office:change-info>
            <text:p text:style-name="Text_20_body"><text:span text:style-name="T1">командиром</text:span></text:p>
          </text:deletion>
        </text:changed-region>
        <text:changed-region xml:id="ct2291990262704" text:id="ct2291990262704">
          <text:insertion>
            <office:change-info>
              <dc:creator>Тарас</dc:creator>
              <dc:date>2024-06-08T14:32:55</dc:date>
            </office:change-info>
          </text:insertion>
        </text:changed-region>
        <text:changed-region xml:id="ct2291990262992" text:id="ct2291990262992">
          <text:insertion>
            <office:change-info>
              <dc:creator>Тарас</dc:creator>
              <dc:date>2024-06-08T14:33:13</dc:date>
            </office:change-info>
          </text:insertion>
        </text:changed-region>
        <text:changed-region xml:id="ct2291990278832" text:id="ct2291990278832">
          <text:deletion>
            <office:change-info>
              <dc:creator>Тарас</dc:creator>
              <dc:date>2024-06-08T14:33:17</dc:date>
            </office:change-info>
            <text:p text:style-name="Text_20_body"><text:span text:style-name="T1">армией </text:span></text:p>
          </text:deletion>
        </text:changed-region>
        <text:changed-region xml:id="ct2291990279120" text:id="ct2291990279120">
          <text:insertion>
            <office:change-info>
              <dc:creator>Тарас</dc:creator>
              <dc:date>2024-06-08T14:33:17</dc:date>
            </office:change-info>
          </text:insertion>
        </text:changed-region>
        <text:changed-region xml:id="ct2291990280272" text:id="ct2291990280272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бывшего Лорда</text:span><text:span text:style-name="T1"><office:annotation loext:resolved="false"><dc:creator>Тарас</dc:creator><dc:date>2024-06-08T14:33:56.520000000</dc:date><text:p text:style-name="P13"><text:span text:style-name="T7">Это надо?Вродь и так понятно</text:span></text:p></office:annotation></text:span></text:p>
          </text:deletion>
        </text:changed-region>
        <text:changed-region xml:id="ct2291990279984" text:id="ct2291990279984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Оставалось выпустить ее наружу</text:span><text:span text:style-name="T1"><office:annotation loext:resolved="false"><dc:creator>Тарас</dc:creator><dc:date>2024-06-08T17:01:47.520000000</dc:date><text:p text:style-name="P13"><text:span text:style-name="T7">По моему не обязательное предложение</text:span></text:p></office:annotation></text:span><text:span text:style-name="T1">.</text:span></text:p>
          </text:deletion>
        </text:changed-region>
        <text:changed-region xml:id="ct2291990162192" text:id="ct2291990162192">
          <text:insertion>
            <office:change-info>
              <dc:creator>&lt;анонимный&gt;</dc:creator>
              <dc:date>2024-06-08T21:46:00</dc:date>
            </office:change-info>
          </text:insertion>
        </text:changed-region>
        <text:changed-region xml:id="ct2291990149808" text:id="ct2291990149808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3">словно невидимая волна расходилась кругами</text:span><text:span text:style-name="T3"><office:annotation loext:resolved="false"><dc:creator>Тарас</dc:creator><dc:date>2024-06-08T17:03:26.530000000</dc:date><text:p text:style-name="P13"><text:span text:style-name="T8">Нет связи волны и воздуха вибрирующего</text:span></text:p><text:p text:style-name="P13"><text:span text:style-name="T8">Можно написать:</text:span></text:p><text:p><text:span text:style-name="T8">"Воздух </text:span><text:span text:style-name="T7">завибрировал</text:span><text:span text:style-name="T8"> от силы. Волна прошла по земле и город вздрогнул."</text:span></text:p><text:p text:style-name="P13"><text:span text:style-name="T8"/></text:p><text:p text:style-name="P13"><text:span text:style-name="T8">Можно и убрать эту часть</text:span></text:p></office:annotation></text:span><text:span text:style-name="T3">. Земля, стены на ней и башни и сам город вздрогнули</text:span><text:bookmark text:name="__Annotation__6368_3270115435111111111111111111111111111111111111111 Копия 1 Копия 1 Копия 1 Копия 1 Копия 1____ Копия 1"/><text:span text:style-name="T3"><office:annotation office:name="__Annotation__6368_3270115435111111111111111111111111111111111111111 Копия 1 Копия 1 Копия 1 Копия 1 Копия 1 Копия 1" loext:resolved="false"><dc:creator>Тарас</dc:creator><dc:date>2024-06-08T17:11:55.530000000</dc:date><text:p text:style-name="P13"><text:span text:style-name="T7">Вроде бы можно написать просто — "Город вздрогнул". Стены в след. Предложении и так фигурируют</text:span></text:p></office:annotation></text:span><office:annotation-end office:name="__Annotation__6368_3270115435111111111111111111111111111111111111111 Копия 1 Копия 1 Копия 1 Копия 1 Копия 1 Копия 1"/></text:p>
          </text:deletion>
        </text:changed-region>
        <text:changed-region xml:id="ct2291990151248" text:id="ct2291990151248">
          <text:deletion>
            <office:change-info>
              <dc:creator>Тарас</dc:creator>
              <dc:date>2024-06-08T17:08:26</dc:date>
            </office:change-info>
            <text:p text:style-name="Text_20_body"><text:span text:style-name="T1">Мгновения спустя, в</text:span></text:p>
          </text:deletion>
        </text:changed-region>
        <text:changed-region xml:id="ct2291990156720" text:id="ct2291990156720">
          <text:insertion>
            <office:change-info>
              <dc:creator>Тарас</dc:creator>
              <dc:date>2024-06-08T17:08:31</dc:date>
            </office:change-info>
          </text:insertion>
        </text:changed-region>
        <text:changed-region xml:id="ct2291990155280" text:id="ct2291990155280">
          <text:format-change>
            <office:change-info>
              <dc:creator>Тарас</dc:creator>
              <dc:date>2024-06-08T17:08:31</dc:date>
            </office:change-info>
          </text:format-change>
        </text:changed-region>
        <text:changed-region xml:id="ct2291990161904" text:id="ct2291990161904">
          <text:deletion>
            <office:change-info>
              <dc:creator>Тарас</dc:creator>
              <dc:date>2024-06-08T17:18:29</dc:date>
            </office:change-info>
            <text:p text:style-name="Text_20_body"><text:span text:style-name="T4"><text:s/></text:span><text:span text:style-name="T1">Резкара</text:span></text:p>
          </text:deletion>
        </text:changed-region>
        <text:changed-region xml:id="ct2291990165936" text:id="ct2291990165936">
          <text:insertion>
            <office:change-info>
              <dc:creator>Тарас</dc:creator>
              <dc:date>2024-06-08T17:08:34</dc:date>
            </office:change-info>
          </text:insertion>
        </text:changed-region>
        <text:changed-region xml:id="ct2291990162480" text:id="ct2291990162480">
          <text:deletion>
            <office:change-info>
              <dc:creator>&lt;анонимный&gt;</dc:creator>
              <dc:date>2024-06-08T21:47:00</dc:date>
            </office:change-info>
            <text:p text:style-name="Text_20_body">Воины</text:p>
          </text:deletion>
        </text:changed-region>
        <text:changed-region xml:id="ct2291990150096" text:id="ct2291990150096">
          <text:insertion>
            <office:change-info>
              <dc:creator>&lt;анонимный&gt;</dc:creator>
              <dc:date>2024-06-08T21:47:00</dc:date>
            </office:change-info>
          </text:insertion>
        </text:changed-region>
        <text:changed-region xml:id="ct2291990152112" text:id="ct2291990152112">
          <text:insertion>
            <office:change-info>
              <dc:creator>Тарас</dc:creator>
              <dc:date>2024-06-08T17:18:41</dc:date>
            </office:change-info>
          </text:insertion>
        </text:changed-region>
        <text:changed-region xml:id="ct2291990161616" text:id="ct2291990161616">
          <text:insertion>
            <office:change-info>
              <dc:creator>Тарас</dc:creator>
              <dc:date>2024-06-08T17:18:44</dc:date>
            </office:change-info>
          </text:insertion>
        </text:changed-region>
        <text:changed-region xml:id="ct2291990158160" text:id="ct2291990158160">
          <text:deletion>
            <office:change-info>
              <dc:creator>&lt;анонимный&gt;</dc:creator>
              <dc:date>2024-06-08T21:46:00</dc:date>
            </office:change-info>
            <text:p text:style-name="Text_20_body"><office:annotation loext:resolved="false"><dc:creator>Тарас</dc:creator><dc:date>2024-06-08T17:24:15.530000000</dc:date><text:p text:style-name="P13"><text:span text:style-name="T8">Войны вначале и войны вконце, думаю надо заменить на солдатами, или ещё как-то</text:span></text:p></office:annotation></text:p>
          </text:deletion>
        </text:changed-region>
        <text:changed-region xml:id="ct2291990162768" text:id="ct2291990162768">
          <text:insertion>
            <office:change-info>
              <dc:creator>Тарас</dc:creator>
              <dc:date>2024-06-08T17:27:42</dc:date>
            </office:change-info>
          </text:insertion>
        </text:changed-region>
        <text:changed-region xml:id="ct2291990154416" text:id="ct2291990154416">
          <text:insertion>
            <office:change-info>
              <dc:creator>Тарас</dc:creator>
              <dc:date>2024-06-08T17:27:46</dc:date>
            </office:change-info>
          </text:insertion>
        </text:changed-region>
        <text:changed-region xml:id="ct2291990157296" text:id="ct2291990157296">
          <text:deletion>
            <office:change-info>
              <dc:creator>&lt;анонимный&gt;</dc:creator>
              <dc:date>2024-06-08T23:14:00</dc:date>
            </office:change-info>
            <text:p text:style-name="Text_20_body"><text:s/><text:span text:style-name="T1">последней</text:span></text:p>
          </text:deletion>
        </text:changed-region>
        <text:changed-region xml:id="ct2291990165360" text:id="ct2291990165360">
          <text:deletion>
            <office:change-info>
              <dc:creator>&lt;анонимный&gt;</dc:creator>
              <dc:date>2024-06-08T21:47:00</dc:date>
            </office:change-info>
            <text:p text:style-name="P1">черная </text:p>
          </text:deletion>
        </text:changed-region>
        <text:changed-region xml:id="ct2291990153552" text:id="ct2291990153552">
          <text:deletion>
            <office:change-info>
              <dc:creator>&lt;анонимный&gt;</dc:creator>
              <dc:date>2024-06-08T21:47:00</dc:date>
            </office:change-info>
            <text:p text:style-name="P1"><office:annotation loext:resolved="false"><dc:creator>Тарас</dc:creator><dc:date>2024-06-08T18:16:46.550000000</dc:date><text:p text:style-name="P13"><text:span text:style-name="T7">Почему черная?</text:span></text:p></office:annotatio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Вступление.</text:p>
            <text:p text:style-name="P8"/>
          </table:table-cell>
          <table:table-cell table:style-name="Таблица1.B1" office:value-type="string">
            <text:p text:style-name="P1">Фритрис - мир, который населяют зверолюди. На разных континентах, среди морей и в высоких горах<office:annotation loext:resolved="false"><dc:creator>Тарас</dc:creator><dc:date>2024-06-07T14:29:20.480000000</dc:date><text:p text:style-name="P13"><text:span text:style-name="T7">Тут автоматом читаешь среди морей и высоких гор.</text:span></text:p></office:annotation><text:change-start text:change-id="ct2291990243696"/><office:annotation loext:resolved="false"><dc:creator>&lt;анонимный&gt;</dc:creator><dc:date>2024-06-08T21:48:30.410000000</dc:date><text:p text:style-name="P13"><text:span text:style-name="T12">Ответ на Тарас (06/07/2024, 14:29): "..."</text:span></text:p><text:p><text:span text:style-name="T13">Не понял, что значит автоматом</text:span></text:p></office:annotation><text:change-end text:change-id="ct2291990243696"/><text:change-start text:change-id="ct2292084658688"/><office:annotation loext:resolved="false"><dc:creator>Тарас</dc:creator><dc:date>2024-06-08T23:27:37.366000000</dc:date><meta:creator-initials>ТТ</meta:creator-initials><text:p text:style-name="P14"><text:span text:style-name="T9">Ответ на &lt;анонимный&gt; (08.06.2024, 21:48): "…"</text:span></text:p><text:p text:style-name="P15"><text:span text:style-name="T9">Когда читаю, пропускаю союз "в", а потом напарываюсь не на "высоких гор", а на "высоких горах". Ожидает мозг увидеть "среди морей и высоких гор"</text:span></text:p></office:annotation><text:change-end text:change-id="ct2292084658688"/> ведут они свои дела, строят королевства, бьются за земли и торгуют. В общем, все идет своим ходом в мире Фритрис.</text:p>
            <text:p text:style-name="Text_20_body">Пока, однажды, невероятная череда событий не сломала размеренное течение жизни и, поставила<text:span text:style-name="T1"> всю цивилизацию </text:span>на край <text:span text:style-name="T1">гибельной </text:span>пропасти.</text:p>
            <text:p text:style-name="P1">У подножья древних гор, в далеком королевстве Dulmir <text:span text:style-name="T4">(</text:span>Дульмир<text:span text:style-name="T4">)</text:span>, на границе земель, по пыльной сельской дороге шел отряд наемников…</text:p>
          </table:table-cell>
        </table:table-row>
        <table:table-row>
          <table:table-cell table:style-name="Таблица1.A2" office:value-type="string">
            <text:p text:style-name="P5">Сцена 1. Первая стычка</text:p>
            <text:p text:style-name="P6"/>
          </table:table-cell>
          <table:table-cell table:style-name="Таблица1.B2" office:value-type="string">
            <text:p text:style-name="P1">Начало</text:p>
            <text:p text:style-name="Text_20_body">Резкар, могучий<text:span text:style-name="T1"> ящер-</text:span>наемник,<text:span text:style-name="T1"> со своим отрядом</text:span> <text:span text:style-name="T1">прибывает</text:span> в тихую деревню, где <text:span text:style-name="T1">узнаёт</text:span>, что<text:span text:style-name="T1"> её жители страдают от набегов бандитов</text:span>. Д<text:span text:style-name="T1">еревенский голова не поскупился на монеты и</text:span> быстро убед<text:span text:style-name="T1">ил</text:span> наемников встать на защиту поселения. На закате, под кроваво алыми облаками, разразил<text:span text:style-name="T1">ся бой, с темными фигурами грабителей встретилась сталь наемников.</text:span></text:p>
            <text:p text:style-name="Text_20_body">Финал</text:p>
            <text:p text:style-name="Text_20_body"><text:span text:style-name="T1">Когда последний грабитель упал, благодарные жители приглашают отпраздновать и поднять пенные кружки за победу. За выпивкой к Резкару подсаживается купец и просит сопроводить его в Tarankol (Таранкол). «В последнее время в окрестностях появилось много лихих людей, похоже какая то неведомая сила манит их в эти края.» </text:span><text:span text:style-name="T4">- </text:span><text:span text:style-name="T1">говорит торговец.</text:span></text:p>
          </table:table-cell>
        </table:table-row>
        <table:table-row>
          <table:table-cell table:style-name="Таблица1.A2" office:value-type="string">
            <text:p text:style-name="P7">Сцена 2. Караван</text:p>
            <text:p text:style-name="P8"/>
          </table:table-cell>
          <table:table-cell table:style-name="Таблица1.B2" office:value-type="string">
            <text:p text:style-name="P1">Начало</text:p>
            <text:p text:style-name="Text_20_body"><text:span text:style-name="T1">Через</text:span> деревн<text:span text:style-name="T1">ю</text:span> к портовому городу Tarankol <text:span text:style-name="T1">(Таранкол)</text:span> пролегает тракт, последнее время не спокойный. Группа наемников берется сопровождать купеческий караван через опасные земли. </text:p>
            <text:p text:style-name="Text_20_body">На пол пути, чуя богатую наживу, банда<text:span text:style-name="T1"> разбойников </text:span>нападает из засады. Резкар вскидывает руку, посылая знак отряду занять оборону.</text:p>
            <text:p text:style-name="Text_20_body">Финал</text:p>
            <text:p text:style-name="P1">Спасавшихся бегством врагов, наемники настигли в лесу у бандитского лагеря. Среди вещей и оружия, на пне, одиноко сидел монах, закованный в кандалы. «Меня звать <text:change text:change-id="ct2291990256944"/>Шолох<text:change text:change-id="ct2291990245424"/> и я благодарен вам за свое освобождение» - молвил он, когда наемник разбил оковы. Монаха взяли с собой до города, где его должен был жда<text:change-start text:change-id="ct2291990259248"/>ть<text:change-end text:change-id="ct2291990259248"/><text:change text:change-id="ct2291990257232"/> корабль и братья по вере. </text:p>
            <text:p text:style-name="P1">Когда караван доставил груз, купец отсыпает пару монет в руку Резкара и довольный удаляется. “Ты же видел как мы общаемся с разбойниками!“— пересчитав монеты, окликнул торговца Резкар.</text:p>
          </table:table-cell>
        </table:table-row>
        <table:table-row table:style-name="Таблица1.4">
          <table:table-cell table:style-name="Таблица1.A2" office:value-type="string">
            <text:p text:style-name="Text_20_body"><text:span text:style-name="T5">Сцена 3. <text:s/></text:span><text:span text:style-name="T6">Подлая месть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Скупому купцу пришлось выплатить оговорённую стоимость полностью. Только тогда Резкар выпустил его из своих крепких объятий. Однако, торговец не забыл обиды и, </text:span>стремясь отомстить за <text:soft-page-break/>свои <text:span text:style-name="T1">унижения</text:span>, умело оклеветал <text:span text:style-name="T1">ящера</text:span> перед городским Советом, выдвинув обвинения в <text:span text:style-name="T1">нападении на караваны</text:span>. Отряды стражников по приказу Совета <text:span text:style-name="T1">атакуют</text:span> наемников. Сражение в узких улицах города станет тяжелым испытанием...</text:p>
            <text:p text:style-name="Text_20_body">Финал</text:p>
            <text:p text:style-name="Text_20_body"><text:span text:style-name="T1">Наемники пытались пробиться к спасительным городским вратам, но превосходящие силы противника оттеснили их прочь. </text:span><text:s/><text:span text:style-name="T1">Растерянные, наемники <text:s/>не знали, как выбраться из западни. Но тут появился Шолох</text:span>:<text:span text:style-name="T1"> «Следуйте за мной, на мой корабль. » - сказал он и указал рукой в направлении порта. Отряд </text:span><text:s/>с боями пробива<text:span text:style-name="T1">е</text:span>тся к порту и <text:span text:style-name="T1">взобравшись на</text:span> корабль, наконец, спаса<text:span text:style-name="T1">е</text:span>тся бегством от неоправданной и жестокой ярости <text:span text:style-name="T1">стражи</text:span>.</text:p>
          </table:table-cell>
        </table:table-row>
        <table:table-row>
          <table:table-cell table:style-name="Таблица1.A2" office:value-type="string">
            <text:p text:style-name="P9"><text:span text:style-name="T5">Сцена 4. </text:span><text:span text:style-name="T6">Морской бой</text:span></text:p>
          </table:table-cell>
          <table:table-cell table:style-name="Таблица1.B2" office:value-type="string">
            <text:p text:style-name="Text_20_body">Начало</text:p>
            <text:p text:style-name="Text_20_body">Уплыв на корабле<text:span text:style-name="T1">, наемники так и не получают столь желанного спасения. Из-за горизонта, наперерез им мчался фрегат с черным флагом. Пираты быстро настигают корабль Резкара и берут его на абордаж. «Эх, многовато нежданных приключений за последнее время. Сталь не успевает просохнуть» - промолвил </text:span><text:change text:change-id="ct2291990251760"/><text:change-start text:change-id="ct2291990249168"/><text:span text:style-name="T1">ящер</text:span><text:change-end text:change-id="ct2291990249168"/><text:span text:style-name="T1">, обнажая свое оружие.</text:span></text:p>
            <text:p text:style-name="Text_20_body">Финал</text:p>
            <text:p text:style-name="P1">В морском сражении погибло немало воинов, но корабль, уцелевший в бою, наконец-то причаливает к пристани. Город, в который прибыл отряд, назывался Brae. Тепло распрощавшись с наемниками, монахи продолжили свой путь, направившись на северо-запад, где вдалеке вздымались к небу горные хребты. А для воинов Резкара всегда найдётся хорошая работёнка в таком большом городе.</text:p>
          </table:table-cell>
        </table:table-row>
        <table:table-row>
          <table:table-cell table:style-name="Таблица1.A2" office:value-type="string">
            <text:p text:style-name="P9"><text:span text:style-name="T5">Сцена 5. <text:s/></text:span><text:span text:style-name="T6">Сокровища древности</text:span></text:p>
          </table:table-cell>
          <table:table-cell table:style-name="Таблица1.B2" office:value-type="string">
            <text:p text:style-name="Text_20_body">Начало</text:p>
            <text:p text:style-name="Text_20_body">В первом же портовом трактире, куда заглянул Резкар, шел найм добровольцев <text:span text:style-name="T1">в армию местного Лорда.</text:span> <text:span text:style-name="T1">Нежданная угроза нависла над этими землями, огромная орда </text:span><text:change text:change-id="ct2291990254352"/><text:span text:style-name="T1"><text:s/>спустилась с гор и </text:span><text:change text:change-id="ct2291990257520"/><text:change-start text:change-id="ct2291990260112"/><text:span text:style-name="T1">быстро</text:span><text:change-end text:change-id="ct2291990260112"/><text:span text:style-name="T1"> двигалась к городу, уничтожая все</text:span><text:change text:change-id="ct2291990254928"/><text:change text:change-id="ct2291990252336"/><text:span text:style-name="T1"> на пути</text:span>. <text:s/><text:span text:style-name="T1">Brae готовился к тяжелой осаде. </text:span><text:change text:change-id="ct2291990246864"/><text:span text:style-name="T1">Резкару</text:span><text:change text:change-id="ct2291990252624"/> <text:change-start text:change-id="ct2291990252912"/><text:span text:style-name="T1">же </text:span><text:change-end text:change-id="ct2291990252912"/><text:change-start text:change-id="ct2291990253776"/><text:span text:style-name="T1">приказа</text:span><text:change-end text:change-id="ct2291990253776"/><text:change-start text:change-id="ct2291990259824"/><text:span text:style-name="T1">ли</text:span><text:change-end text:change-id="ct2291990259824"/><text:change text:change-id="ct2291990255216"/> совершить рейд в горы и найти источник<text:change text:change-id="ct2291990241968"/><text:span text:style-name="T1"> нашествия.</text:span></text:p>
            <text:p text:style-name="Text_20_body"><text:change text:change-id="ct2291990257808"/><text:change-start text:change-id="ct2291990258096"/><text:span text:style-name="T1">Вскоре</text:span><text:change-end text:change-id="ct2291990258096"/>, <text:span text:style-name="T1">наемники</text:span> оказалась под <text:change text:change-id="ct2291990254064"/><text:s/>стенами древнего монастыря<text:change-start text:change-id="ct2291990242256"/><text:span text:style-name="T1">, где скрывался вождь орды</text:span><text:change-end text:change-id="ct2291990242256"/>. <text:span text:style-name="T1">Резкар сразу уловил тяжелую ауру, тянущуюся шлейфом к этому месту. Отряд проник за стены под покровом темноты и внезапной атакой обрушился на врагов</text:span><text:change text:change-id="ct2291990258384"/><text:span text:style-name="T1">.</text:span></text:p>
            <text:p text:style-name="Standard">Монахи сцена:</text:p>
            <text:p text:style-name="P3"><text:change-start text:change-id="ct2291990242544"/><text:span text:style-name="T1">Не только Резкар стремился попасть</text:span><text:change-end text:change-id="ct2291990242544"/><text:change-start text:change-id="ct2291990253200"/><text:span text:style-name="T1"> в монастырь, уже несколько дней Шолох </text:span><text:change-end text:change-id="ct2291990253200"/><text:change-start text:change-id="ct2291990246000"/><text:span text:style-name="T1">с монахами пребывал </text:span><text:change-end text:change-id="ct2291990246000"/><text:change-start text:change-id="ct2291990250320"/><text:span text:style-name="T1">рядом</text:span><text:change-end text:change-id="ct2291990250320"/><text:change-start text:change-id="ct2291990246288"/><text:span text:style-name="T1"> в надежде проникну</text:span><text:change-end text:change-id="ct2291990246288"/><text:change-start text:change-id="ct2291990250896"/><text:span text:style-name="T1">ть в некогда свой дом</text:span><text:change-end text:change-id="ct2291990250896"/><text:change text:change-id="ct2291990246576"/><text:change text:change-id="ct2291990255792"/><text:change text:change-id="ct2291990256080"/><text:change-start text:change-id="ct2291990244272"/><text:span text:style-name="T1">.</text:span><text:change-end text:change-id="ct2291990244272"/><text:span text:style-name="T1"> </text:span><text:change-start text:change-id="ct2291990259536"/><text:span text:style-name="T1">О</text:span><text:change-end text:change-id="ct2291990259536"/><text:change-start text:change-id="ct2291990242832"/><text:span text:style-name="T1">ни и </text:span><text:change-end text:change-id="ct2291990242832"/><text:change text:change-id="ct2291990243120"/><text:change-start text:change-id="ct2291990243408"/><text:span text:style-name="T1">в</text:span><text:change-end text:change-id="ct2291990243408"/><text:span text:style-name="T1">оспользова</text:span><text:change-start text:change-id="ct2291990247152"/><text:span text:style-name="T1">лись</text:span><text:change-end text:change-id="ct2291990247152"/><text:change text:change-id="ct2291990247440"/><text:change text:change-id="ct2291990247728"/><text:change-start text:change-id="ct2291990248016"/><text:span text:style-name="T1"> </text:span><text:change-end text:change-id="ct2291990248016"/><text:change text:change-id="ct2291990248304"/><text:change-start text:change-id="ct2291990263568"/><text:span text:style-name="T1">момент</text:span><text:change-end text:change-id="ct2291990263568"/><text:change-start text:change-id="ct2291990266448"/><text:span text:style-name="T1">ом</text:span><text:change-end text:change-id="ct2291990266448"/><text:span text:style-name="T1">, </text:span><text:change text:change-id="ct2291990263280"/><text:change-start text:change-id="ct2291990274512"/><text:span text:style-name="T1">когда</text:span><text:change-end text:change-id="ct2291990274512"/><text:span text:style-name="T1"> наемники отвлекли стражу</text:span><text:change-start text:change-id="ct2291990275376"/><text:span text:style-name="T1">.</text:span><text:change-end text:change-id="ct2291990275376"/><text:change-start text:change-id="ct2291990267024"/><text:span text:style-name="T1">..</text:span><text:change-end text:change-id="ct2291990267024"/><text:change text:change-id="ct2291990267312"/><text:change text:change-id="ct2291990261840"/></text:p>
            <text:p text:style-name="Text_20_body">Финал<text:change text:change-id="ct2291990264144"/><text:change-start text:change-id="ct2291990278544"/></text:p>
            <text:p text:style-name="P2"><text:change-end text:change-id="ct2291990278544"/>Взятый врасплох<text:change-start text:change-id="ct2291990277968"/> наёмниками<text:change-end text:change-id="ct2291990277968"/> противник <text:change text:change-id="ct2291990262128"/>был разбит. Однако, к <text:change text:change-id="ct2291990269904"/><text:s/>удивлению Резкара<text:change-start text:change-id="ct2291990266736"/>,<text:change-end text:change-id="ct2291990266736"/><text:change text:change-id="ct2291990264432"/><text:change-start text:change-id="ct2291990276528"/> <text:change-end text:change-id="ct2291990276528"/>кто<text:change-start text:change-id="ct2291990278256"/>-<text:change-end text:change-id="ct2291990278256"/><text:change text:change-id="ct2291990274800"/>то <text:change text:change-id="ct2291990274224"/><text:change-start text:change-id="ct2291990273936"/>продолжал<text:change-end text:change-id="ct2291990273936"/> сражался внутри <text:change text:change-id="ct2291990275088"/><text:change-start text:change-id="ct2291990261264"/>храма<text:change-end text:change-id="ct2291990261264"/>. <text:change text:change-id="ct2291990272496"/><text:change-start text:change-id="ct2291990263856"/><text:soft-page-break/><office:annotation office:name="__Annotation__6269_3270115435" loext:resolved="false"><dc:creator>Тарас</dc:creator><dc:date>2024-06-07T20:04:55.500000000</dc:date><text:p text:style-name="P13"><text:span text:style-name="T7">Долго</text:span></text:p></office:annotation><text:change-end text:change-id="ct2291990263856"/><text:change-start text:change-id="ct2291990275664"/><office:annotation loext:resolved="false"><dc:creator>&lt;анонимный&gt;</dc:creator><dc:date>2024-06-08T21:53:06.960000000</dc:date><text:p text:style-name="P13"><text:span text:style-name="T12">Ответ на Тарас (06/07/2024, 20:04): "..."</text:span></text:p><text:p><text:span text:style-name="T13">Нормально</text:span></text:p></office:annotation><text:change-end text:change-id="ct2291990275664"/><text:change-start text:change-id="ct2291977988816"/><office:annotation loext:resolved="false"><dc:creator>Тарас</dc:creator><dc:date>2024-06-08T23:36:24.262000000</dc:date><meta:creator-initials>ТТ</meta:creator-initials><text:p text:style-name="P14"><text:span text:style-name="T9">Ответ на &lt;анонимный&gt; (08.06.2024, 21:53): "..."</text:span></text:p><text:p><text:span text:style-name="T10">Ну как нормально, если ставни, которые только на окнах. </text:span></text:p><text:p><text:span text:style-name="T10">И можно сократить, например, до "Распахнув двери".</text:span></text:p><text:p><text:span text:style-name="T10">Если тот же самый смысл можно короче передать, почему так не сделать?</text:span></text:p><text:p><text:span text:style-name="T10"/></text:p></office:annotation><text:change-end text:change-id="ct2291977988816"/><text:change-start text:change-id="ct2291990270192"/>Войдя внутрь<text:change-end text:change-id="ct2291990270192"/>, наемники <text:change text:change-id="ct2291990276240"/><text:change-start text:change-id="ct2291990264720"/>увидели<text:change-end text:change-id="ct2291990264720"/> <text:change text:change-id="ct2291990275952"/>тел<text:change text:change-id="ct2291990270480"/><text:change-start text:change-id="ct2291990273648"/>а<text:change-end text:change-id="ct2291990273648"/><text:change text:change-id="ct2291990272208"/><text:change text:change-id="ct2291990276816"/><text:change text:change-id="ct2291990277104"/><text:change-start text:change-id="ct2291990265008"/> <office:annotation office:name="__Annotation__1302_177555983" loext:resolved="false"><dc:creator>&lt;анонимный&gt;</dc:creator><dc:date>2024-06-08T21:53:58.550000000</dc:date><text:p text:style-name="P13"><text:span text:style-name="T11">Вернул, без уточнения можно не понять</text:span></text:p></office:annotation>монахов,<office:annotation-end office:name="__Annotation__1302_177555983"/><text:change-end text:change-id="ct2291990265008"/> <text:change text:change-id="ct2291990260400"/>их недавних спутников. Посреди зала стоял вождь, его рука держала меч<text:change-start text:change-id="ct2291990267600"/>,<text:change-end text:change-id="ct2291990267600"/> по рукоять<text:change-start text:change-id="ct2291990265296"/>,<text:change-end text:change-id="ct2291990265296"/> вонзенный в плоть Шолоха. Тот<text:change-start text:change-id="ct2291990268176"/>,<text:change-end text:change-id="ct2291990268176"/> в свою очередь<text:change-start text:change-id="ct2291990269328"/>,<text:change-end text:change-id="ct2291990269328"/> схватил цепочку на груди вождя и тянул с такой силой, словно в сжимаемо<text:change text:change-id="ct2291990265584"/><text:change-start text:change-id="ct2291990271632"/>м<text:change-end text:change-id="ct2291990271632"/> руками <text:change text:change-id="ct2291990271920"/><text:change-start text:change-id="ct2291990269616"/><office:annotation office:name="__Annotation__2621_177555983" loext:resolved="false"><dc:creator>&lt;анонимный&gt;</dc:creator><dc:date>2024-06-08T23:09:26.870000000</dc:date><text:p text:style-name="P13"><text:span text:style-name="T11">Вещица применяется дальше</text:span></text:p></office:annotation>предмете<office:annotation-end office:name="__Annotation__2621_177555983"/><text:change-end text:change-id="ct2291990269616"/> заключался весь смысл его <text:change text:change-id="ct2291990265872"/><text:change-start text:change-id="ct2291990266160"/>бытия<text:change-end text:change-id="ct2291990266160"/><text:change-start text:change-id="ct2291990270768"/><office:annotation office:name="__Annotation__1303_177555983" loext:resolved="false"><dc:creator>&lt;анонимный&gt;</dc:creator><dc:date>2024-06-08T21:54:51.580000000</dc:date><text:p text:style-name="P13"><text:span text:style-name="T11">Плохое слово бытия, заменить бы</text:span></text:p></office:annotation><office:annotation-end office:name="__Annotation__1303_177555983"/><text:change-end text:change-id="ct2291990270768"/><text:change-start text:change-id="ct2291977996304"/><office:annotation loext:resolved="false"><dc:creator>Тарас</dc:creator><dc:date>2024-06-08T23:41:34.604000000</dc:date><meta:creator-initials>ТТ</meta:creator-initials><text:p text:style-name="P14"><text:span text:style-name="T9">Ответ на &lt;анонимный&gt; (08.06.2024, 21:54): "..."</text:span></text:p><text:p><text:span text:style-name="T10">Ну к монаху же (Бытиё святых).</text:span></text:p><text:p><text:span text:style-name="T10">Просто странствия, как-то мелко. Надо ченить масштабнее.</text:span></text:p><text:p><text:span text:style-name="T10"/></text:p><text:p><text:span text:style-name="T10">*смысл жизни</text:span></text:p><text:p><text:span text:style-name="T10">*смысл естества</text:span></text:p><text:p><text:span text:style-name="T10">*смысл существования</text:span></text:p></office:annotation><text:change-end text:change-id="ct2291977996304"/>. Резкар заметил шевеление губ монаха<text:change text:change-id="ct2291990260688"/><text:change text:change-id="ct2291990262416"/><text:change text:change-id="ct2291990277392"/><text:change-start text:change-id="ct2291990271056"/>.<text:change-end text:change-id="ct2291990271056"/> <text:change-start text:change-id="ct2291990267888"/>Произнесённое з<text:change-end text:change-id="ct2291990267888"/><text:change-start text:change-id="ct2291990268464"/>аклинание взорвало <text:change-end text:change-id="ct2291990268464"/>воздух между противниками <text:change text:change-id="ct2291990268752"/><text:change text:change-id="ct2291990269040"/>и их тела разлетелись, разбившись о каменные стены. <text:span text:style-name="T2">Обыскав помещение, наемники заметили тайный лаз, которым, по видимому, и воспользовались</text:span><text:change text:change-id="ct2291990271344"/><text:span text:style-name="T2"> монахи.</text:span></text:p>
          </table:table-cell>
        </table:table-row>
        <table:table-row>
          <table:table-cell table:style-name="Таблица1.A2" office:value-type="string">
            <text:p text:style-name="P9"><text:span text:style-name="T5">Сцена 6. <text:s/></text:span><text:span text:style-name="T6">Мост</text:span></text:p>
          </table:table-cell>
          <table:table-cell table:style-name="Таблица1.B2" office:value-type="string">
            <text:p text:style-name="Text_20_body">Начало</text:p>
            <text:p text:style-name="P1">Резкар продолжил работать на Лорда, выполняя самые опасные приказы. Добившись расположения, он стал одним из генералов <text:span text:style-name="T4">Brea</text:span>. Его слава росла, от него исходила зловещая, но притягательная аура и он быстро стал прославленным героем в глазах воинов и прост<text:change-start text:change-id="ct2291990272784"/>ых<text:change-end text:change-id="ct2291990272784"/><text:change text:change-id="ct2291990273072"/><text:change-start text:change-id="ct2291990277680"/> жителей<text:change-end text:change-id="ct2291990277680"/>. <text:s/>Каждый раз, заканчивая битву решительной победой, воин ощущал в себе всё больше мощи. Всё больше становилось и войско.</text:p>
            <text:p text:style-name="P1">Ощущая такую силу в своем распоряжении, Лорд решил позариться на власть во всем королевстве Дульмир и отдал приказ атаковать гарнизон Короля у моста по дороге в столицу.</text:p>
            <text:p text:style-name="Text_20_body">Финал</text:p>
            <text:p text:style-name="Text_20_body"><text:span text:style-name="T1">Сражаясь</text:span> на узком переходе,<text:span text:style-name="T1"> Резкар </text:span>ощуща<text:span text:style-name="T1">л</text:span> <text:span text:style-name="T1">лёгкость</text:span> <text:span text:style-name="T1">в </text:span>движени<text:span text:style-name="T1">ях и без жалости рубил воинов оборонявших переправу</text:span>. <text:span text:style-name="T1">Мост был захвачен. В лагере на противоположном берегу, в шатре Лорда, заседал военный совет. <text:s/>Резкар сидел в кресле и внимательно изучал маленькое темное зернышко внутри своего амулета. Он вспоминал, что последний раз видел черноту в кристалле, когда взял его из недвижных рук монаха, так отчаянно бившегося за эту вещицу в мрачных горных залах. Тогда Резкар решил сохранить ее в память о <text:s/>доблести Шолоха.</text:span></text:p>
          </table:table-cell>
        </table:table-row>
        <table:table-row>
          <table:table-cell table:style-name="Таблица1.A2" office:value-type="string">
            <text:p text:style-name="P9"><text:span text:style-name="T5">Сцена 7. <text:s/></text:span><text:span text:style-name="T6">Генеральное сражение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«Что это?» - спросил Лорд, потянувшись к амулету. </text:span>В момент, когда пухлая рука <text:span text:style-name="T1">дотронулась</text:span> <text:span text:style-name="T1">до</text:span> предмет<text:span text:style-name="T1">а</text:span> на ладони Резкара, <text:span text:style-name="T1">резким</text:span> взмахом меча<text:span text:style-name="T1"> бывший </text:span>наемник <text:span text:style-name="T1">оборвал жизнь своего повелителя</text:span>. <text:span text:style-name="T1">«Не сметь» - только и успела мелькнуть гневная мысль. Присутствующие не издали ни звука, застыв, прикованные могучей волей</text:span> я<text:span text:style-name="T1">щера. </text:span><text:change-start text:change-id="ct2291990273360"/></text:p>
            <text:p text:style-name="Text_20_body"><text:change-end text:change-id="ct2291990273360"/><text:change-start text:change-id="ct2291990260976"/><text:span text:style-name="T1">...</text:span><text:change-end text:change-id="ct2291990260976"/><text:span text:style-name="T1">И вот, на бескрайнем осеннем поле Резкар встретил, развернувшуюся во все знамена, армию короля, уже не </text:span><text:change text:change-id="ct2291990261552"/><text:change-start text:change-id="ct2291990262704"/><text:span text:style-name="T1">лидером</text:span><text:change-end text:change-id="ct2291990262704"/><text:span text:style-name="T1"> наемников, а командующим </text:span><text:change-start text:change-id="ct2291990262992"/><text:span text:style-name="T1">целого </text:span><text:change-end text:change-id="ct2291990262992"/><text:change text:change-id="ct2291990278832"/><text:change-start text:change-id="ct2291990279120"/><text:span text:style-name="T1">войска</text:span><text:change-end text:change-id="ct2291990279120"/><text:change text:change-id="ct2291990280272"/><text:span text:style-name="T1">. </text:span></text:p>
            <text:p text:style-name="Text_20_body">Финал</text:p>
            <text:p text:style-name="Text_20_body"><text:span text:style-name="T1">Король отступил. </text:span>Смешанный запах <text:span text:style-name="T1">смерти</text:span> и горящих полей наполняет воздух. Г<text:span text:style-name="T1">лубоко вдыхая его горький вкус, Резкар невольно улыбнулся, ощущая удовлетворение от свершившегося. Хоть победа и была за ящером, он уже не мог остановиться и понимал, что всё закончится только с гибелью короля.</text:span></text:p>
          </table:table-cell>
        </table:table-row>
        <text:soft-page-break/>
        <table:table-row>
          <table:table-cell table:style-name="Таблица1.A2" office:value-type="string">
            <text:p text:style-name="P9"><text:span text:style-name="T5">Сцена 8. <text:s/>Брешь</text:span><text:span text:style-name="T6"> в стенах</text:span></text:p>
          </table:table-cell>
          <table:table-cell table:style-name="Таблица1.B2" office:value-type="string">
            <text:p text:style-name="P1">Начало</text:p>
            <text:p text:style-name="Text_20_body"><text:span text:style-name="T1">Армия Резкара стягивала свои полки к древнему городу Dulmir — столице королевства. Стены, украшенные вековой резьбой и фресками, вырастали перед ними, преграждая путь. Резкар чувствовал, как под влиянием приобретенной реликвии его разум погружается в темноту и безумие. Но взамен, из этой темноты, он черпал неистовую силу.</text:span><text:change text:change-id="ct2291990279984"/><text:span text:style-name="T1"> Могучим движением</text:span> ящер ударил лапой по земле, направляя энергию к городу. Воздух <text:span text:style-name="T1">завибрировал</text:span> от силы, <text:change-start text:change-id="ct2291990162192"/><text:span text:style-name="T1"><text:s/>в</text:span><text:span text:style-name="T3">олна прошла по земле и город вздрогнул</text:span><text:change-end text:change-id="ct2291990162192"/><text:change text:change-id="ct2291990149808"/><text:span text:style-name="T1">. Каменная кладка, казалось монолитных стен, не выдержала и рухнула, создав громадную брешь. </text:span><text:change text:change-id="ct2291990151248"/><text:change-start text:change-id="ct2291990156720"/><text:span text:style-name="T4">В</text:span><text:change-end text:change-id="ct2291990156720"/><text:change-start text:change-id="ct2291990155280"/><text:span text:style-name="T1">ойска</text:span><text:change-end text:change-id="ct2291990155280"/><text:change text:change-id="ct2291990161904"/><text:span text:style-name="T1"> ринулись на штурм.</text:span><text:change-start text:change-id="ct2291990165936"/><text:span text:style-name="T1">..</text:span><text:change-end text:change-id="ct2291990165936"/></text:p>
            <text:p text:style-name="Text_20_body">Финал</text:p>
            <text:p text:style-name="Text_20_body"><text:change text:change-id="ct2291990162480"/><text:change-start text:change-id="ct2291990150096"/><text:span text:style-name="T1">Солдаты</text:span><text:change-end text:change-id="ct2291990150096"/> <text:span text:style-name="T1">Резкара</text:span><text:change-start text:change-id="ct2291990152112"/><text:span text:style-name="T1">,</text:span><text:change-end text:change-id="ct2291990152112"/><text:span text:style-name="T1"> словно</text:span> одержимые<text:change-start text:change-id="ct2291990161616"/>,<text:change-end text:change-id="ct2291990161616"/> двигались <text:span text:style-name="T1">улицами города,</text:span> оставляя за собой лишь разрушения. <text:span text:style-name="T1">Сам бывший наемник </text:span>шел впереди всех, не зна<text:span text:style-name="T1">я</text:span> усталости <text:span text:style-name="T1">и не чувствуя жалости</text:span>. Сражение длилось до рассвета, и, когда первые лучи солнца осветили опустошенные улицы, Резкар стоял на центральной площади Dulmir, окруженный своими воинами<text:change text:change-id="ct2291990158160"/>.</text:p>
          </table:table-cell>
        </table:table-row>
        <table:table-row>
          <table:table-cell table:style-name="Таблица1.A2" office:value-type="string">
            <text:p text:style-name="P9"><text:span text:style-name="T5">Сцена 9. <text:s/></text:span><text:span text:style-name="T6">Последняя надежда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Остатки гарнизона и вооруженные ж</text:span>ители Dulmir собрались на <text:span text:style-name="T1">противоположном краю</text:span> площади. В их сердцах горела искра <text:span text:style-name="T1">последней</text:span> надежды <text:span text:style-name="T1">и вера</text:span>, что даже против<text:span text:style-name="T1"> </text:span>безумной силы Резкара у них есть шанс. С криками борьбы и молитвами, они <text:span text:style-name="T1">стойко</text:span> встретили врага. И хотя Резкар, погло<text:span text:style-name="T1">щенный мощью артефакта</text:span>, продолжал свой путь разрушения, героический дух з<text:span text:style-name="T1">ащитников Dulmir </text:span>заставил его сердце на мгновение <text:span text:style-name="T1">встрепенуться</text:span> перед лицом их стойкости и мужества. </text:p>
            <text:p text:style-name="Text_20_body">Финал</text:p>
            <text:p text:style-name="Text_20_body">Городская площадь,<text:span text:style-name="T1"> ранее — место радости </text:span>и веселья, стала ареной трагедии. Мертвый город.<text:change-start text:change-id="ct2291990162768"/>..<text:change-end text:change-id="ct2291990162768"/> <text:change-start text:change-id="ct2291990154416"/></text:p>
            <text:p text:style-name="Text_20_body"><text:change-end text:change-id="ct2291990154416"/>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</table:table-cell>
        </table:table-row>
        <table:table-row>
          <table:table-cell table:style-name="Таблица1.A2" office:value-type="string">
            <text:p text:style-name="P9"><text:span text:style-name="T5">Сцена </text:span><text:span text:style-name="T6">10. Корона чья?</text:span><text:span text:style-name="T5"> </text:span></text:p>
          </table:table-cell>
          <table:table-cell table:style-name="Таблица1.B2" office:value-type="string">
            <text:p text:style-name="Text_20_body">Начало.</text:p>
            <text:p text:style-name="Text_20_body">В самом сердце крепости, под сводами древнего замка, развернулась последняя битва. Резкар, вместе с верными ему воинами, столкнулся с личной гвардией великого правителя. Эхо стального грохота и <text:span text:style-name="T1">стоны</text:span> раненых заполнил<text:span text:style-name="T1">и</text:span> залы. Властелин, <text:span text:style-name="T1">слыша приближающийся гул схватки</text:span>, <text:span text:style-name="T1">все крепче </text:span>сжимал жезл власти, готовый защищать свой трон до последнего вздоха. Он знал, что каждый момент может стать решающим в этой<text:change text:change-id="ct2291990157296"/><text:span text:style-name="T1"> битве</text:span> за судьбу королевства. </text:p>
            <text:p text:style-name="Text_20_body">Финал.</text:p>
            <text:p text:style-name="P1">Властелин, изможденный, но непреклонный, встретил Резкара лицом к лицу. Клинки скрестились с оглушительным звоном. С каждым ударом Резкар все сильнее теснил короля, пока наконец его <text:soft-page-break/>клинок не прорвал защиту и не вонзился в грудь правителя. Властелин пал на колени, <text:change text:change-id="ct2291990165360"/>кровь<text:change text:change-id="ct2291990153552"/> хлынула из раны. Жезл выпал из его ослабевших пальцев и зазвенел по мраморным плитам тронного зала, упершись в ноги Резкара. Залы замка содрогнулись от ликующих криков – победа была достигнута. </text:p>
          </table:table-cell>
        </table:table-row>
        <table:table-row>
          <table:table-cell table:style-name="Таблица1.A2" office:value-type="string">
            <text:p text:style-name="P2">Финал</text:p>
          </table:table-cell>
          <table:table-cell table:style-name="Таблица1.B2" office:value-type="string">
            <text:p text:style-name="P1">На троне, темном и липком от крови, восседает новый король, взирая на пустые залы дворца, пустые улицы города, на пустые земли и пустоту внутри себя. А рядом, положа длань на плечо Резкара, радостно и удовлетворенно хихикало Зло, уже не скрываясь в недрах старинной дивной вещицы из разрушенного монастыр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46:03.13</meta:creation-date>
    <dc:date>2024-06-08T23:52:51.860000000</dc:date>
    <meta:editing-duration>P1DT6H32M14S</meta:editing-duration>
    <meta:editing-cycles>48</meta:editing-cycles>
    <meta:generator>LibreOffice/7.6.4.1$Windows_X86_64 LibreOffice_project/e19e193f88cd6c0525a17fb7a176ed8e6a3e2aa1</meta:generator>
    <dc:creator>Тарас</dc:creator>
    <meta:document-statistic meta:table-count="1" meta:image-count="0" meta:object-count="0" meta:page-count="5" meta:paragraph-count="64" meta:word-count="1461" meta:character-count="9936" meta:non-whitespace-character-count="8510"/>
  </office:meta>
</office:document-meta>
</file>